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PRÁCTICA CALCULAR LÍMITE ITERATIVO</text:p>
          </table:table-cell>
          <table:table-cell table:number-columns-repeated="11"/>
        </table:table-row>
        <table:table-row table:style-name="ro2" table:number-rows-repeated="6">
          <table:table-cell table:number-columns-repeated="12"/>
        </table:table-row>
        <table:table-row table:style-name="ro2">
          <table:table-cell/>
          <table:table-cell office:value-type="string" calcext:value-type="string">
            <text:p>Matriz de Estados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office:value-type="string" calcext:value-type="string">
            <text:p>X₀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2" table:number-rows-repeated="3">
          <table:table-cell table:number-columns-repeated="12"/>
        </table:table-row>
        <table:table-row table:style-name="ro2">
          <table:table-cell/>
          <table:table-cell office:value-type="string" calcext:value-type="string">
            <text:p>x_n+1=A*x_n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matrix-columns-spanned="1" table:number-matrix-rows-spanned="3" table:formula="of:=MMULT([.$C$10:.$E$12];[.B26:.B28])" office:value-type="float" office:value="7500" calcext:value-type="float">
            <text:p>7500</text:p>
          </table:table-cell>
          <table:table-cell table:number-matrix-columns-spanned="1" table:number-matrix-rows-spanned="3" table:formula="of:=MMULT([.$C$10:.$E$12];[.C26:.C28])" office:value-type="float" office:value="6250" calcext:value-type="float">
            <text:p>6250</text:p>
          </table:table-cell>
          <table:table-cell table:number-matrix-columns-spanned="1" table:number-matrix-rows-spanned="3" table:formula="of:=MMULT([.$C$10:.$E$12];[.D26:.D28])" office:value-type="float" office:value="6406.25" calcext:value-type="float">
            <text:p>6406,25</text:p>
          </table:table-cell>
          <table:table-cell table:number-matrix-columns-spanned="1" table:number-matrix-rows-spanned="3" table:formula="of:=MMULT([.$C$10:.$E$12];[.E26:.E28])" office:value-type="float" office:value="6406.25" calcext:value-type="float">
            <text:p>6406,25</text:p>
          </table:table-cell>
          <table:table-cell table:number-matrix-columns-spanned="1" table:number-matrix-rows-spanned="3" table:formula="of:=MMULT([.$C$10:.$E$12];[.F26:.F28])" office:value-type="float" office:value="6396.484375" calcext:value-type="float">
            <text:p>6396,484375</text:p>
          </table:table-cell>
          <table:table-cell table:number-matrix-columns-spanned="1" table:number-matrix-rows-spanned="3" table:formula="of:=MMULT([.$C$10:.$E$12];[.G26:.G28])" office:value-type="float" office:value="6401.3671875" calcext:value-type="float">
            <text:p>6401,3671875</text:p>
          </table:table-cell>
          <table:table-cell table:number-matrix-columns-spanned="1" table:number-matrix-rows-spanned="3" table:formula="of:=MMULT([.$C$10:.$E$12];[.H26:.H28])" office:value-type="float" office:value="6399.5361328125" calcext:value-type="float">
            <text:p>6399,5361328125</text:p>
          </table:table-cell>
          <table:table-cell table:number-matrix-columns-spanned="1" table:number-matrix-rows-spanned="3" table:formula="of:=MMULT([.$C$10:.$E$12];[.I26:.I28])" office:value-type="float" office:value="6400.146484375" calcext:value-type="float">
            <text:p>6400,146484375</text:p>
          </table:table-cell>
          <table:table-cell table:number-matrix-columns-spanned="1" table:number-matrix-rows-spanned="3" table:formula="of:=MMULT([.$C$10:.$E$12];[.J26:.J28])" office:value-type="float" office:value="6399.95574951172" calcext:value-type="float">
            <text:p>6399,95574951172</text:p>
          </table:table-cell>
          <table:table-cell table:number-matrix-columns-spanned="1" table:number-matrix-rows-spanned="3" table:formula="of:=MMULT([.$C$10:.$E$12];[.K26:.K28])" office:value-type="float" office:value="6400.0129699707" calcext:value-type="float">
            <text:p>6400,0129699707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875" calcext:value-type="float">
            <text:p>1875</text:p>
          </table:table-cell>
          <table:table-cell office:value-type="float" office:value="2031.25" calcext:value-type="float">
            <text:p>2031,25</text:p>
          </table:table-cell>
          <table:table-cell office:value-type="float" office:value="1992.1875" calcext:value-type="float">
            <text:p>1992,1875</text:p>
          </table:table-cell>
          <table:table-cell office:value-type="float" office:value="2001.953125" calcext:value-type="float">
            <text:p>2001,953125</text:p>
          </table:table-cell>
          <table:table-cell office:value-type="float" office:value="1999.51171875" calcext:value-type="float">
            <text:p>1999,51171875</text:p>
          </table:table-cell>
          <table:table-cell office:value-type="float" office:value="2000.1220703125" calcext:value-type="float">
            <text:p>2000,1220703125</text:p>
          </table:table-cell>
          <table:table-cell office:value-type="float" office:value="1999.96948242188" calcext:value-type="float">
            <text:p>1999,96948242188</text:p>
          </table:table-cell>
          <table:table-cell office:value-type="float" office:value="2000.00762939453" calcext:value-type="float">
            <text:p>2000,00762939453</text:p>
          </table:table-cell>
          <table:table-cell office:value-type="float" office:value="1999.99809265137" calcext:value-type="float">
            <text:p>1999,99809265137</text:p>
          </table:table-cell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875" calcext:value-type="float">
            <text:p>1875</text:p>
          </table:table-cell>
          <table:table-cell office:value-type="float" office:value="1562.5" calcext:value-type="float">
            <text:p>1562,5</text:p>
          </table:table-cell>
          <table:table-cell office:value-type="float" office:value="1601.5625" calcext:value-type="float">
            <text:p>1601,5625</text:p>
          </table:table-cell>
          <table:table-cell office:value-type="float" office:value="1601.5625" calcext:value-type="float">
            <text:p>1601,5625</text:p>
          </table:table-cell>
          <table:table-cell office:value-type="float" office:value="1599.12109375" calcext:value-type="float">
            <text:p>1599,12109375</text:p>
          </table:table-cell>
          <table:table-cell office:value-type="float" office:value="1600.341796875" calcext:value-type="float">
            <text:p>1600,341796875</text:p>
          </table:table-cell>
          <table:table-cell office:value-type="float" office:value="1599.88403320313" calcext:value-type="float">
            <text:p>1599,88403320313</text:p>
          </table:table-cell>
          <table:table-cell office:value-type="float" office:value="1600.03662109375" calcext:value-type="float">
            <text:p>1600,03662109375</text:p>
          </table:table-cell>
          <table:table-cell office:value-type="float" office:value="1599.98893737793" calcext:value-type="float">
            <text:p>1599,98893737793</text:p>
          </table:table-cell>
        </table:table-row>
        <table:table-row table:style-name="ro2">
          <table:table-cell/>
          <table:table-cell office:value-type="string" calcext:value-type="string">
            <text:p>Total:</text:p>
          </table:table-cell>
          <table:table-cell table:formula="of:=SUM([.C26:.C28])" office:value-type="float" office:value="10000" calcext:value-type="float">
            <text:p>10000</text:p>
          </table:table-cell>
          <table:table-cell table:formula="of:=SUM([.D26:.D28])" office:value-type="float" office:value="10000" calcext:value-type="float">
            <text:p>10000</text:p>
          </table:table-cell>
          <table:table-cell table:formula="of:=SUM([.E26:.E28])" office:value-type="float" office:value="10000" calcext:value-type="float">
            <text:p>10000</text:p>
          </table:table-cell>
          <table:table-cell table:formula="of:=SUM([.F26:.F28])" office:value-type="float" office:value="10000" calcext:value-type="float">
            <text:p>10000</text:p>
          </table:table-cell>
          <table:table-cell table:formula="of:=SUM([.G26:.G28])" office:value-type="float" office:value="10000" calcext:value-type="float">
            <text:p>10000</text:p>
          </table:table-cell>
          <table:table-cell table:formula="of:=SUM([.H26:.H28])" office:value-type="float" office:value="10000" calcext:value-type="float">
            <text:p>10000</text:p>
          </table:table-cell>
          <table:table-cell table:formula="of:=SUM([.I26:.I28])" office:value-type="float" office:value="10000" calcext:value-type="float">
            <text:p>10000</text:p>
          </table:table-cell>
          <table:table-cell table:formula="of:=SUM([.J26:.J28])" office:value-type="float" office:value="10000" calcext:value-type="float">
            <text:p>10000</text:p>
          </table:table-cell>
          <table:table-cell table:formula="of:=SUM([.K26:.K28])" office:value-type="float" office:value="10000" calcext:value-type="float">
            <text:p>10000</text:p>
          </table:table-cell>
          <table:table-cell table:formula="of:=SUM([.L26:.L28])" office:value-type="float" office:value="10000" calcext:value-type="float">
            <text:p>10000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Vector de distribuciones:</text:p>
          </table:table-cell>
          <table:table-cell table:number-matrix-columns-spanned="1" table:number-matrix-rows-spanned="3" table:formula="of:=[.C26:.C28]/[.C29]" office:value-type="float" office:value="0.75" calcext:value-type="float">
            <text:p>0,75</text:p>
          </table:table-cell>
          <table:table-cell table:number-matrix-columns-spanned="1" table:number-matrix-rows-spanned="3" table:formula="of:=[.D26:.D28]/[.D29]" office:value-type="float" office:value="0.625" calcext:value-type="float">
            <text:p>0,625</text:p>
          </table:table-cell>
          <table:table-cell table:number-matrix-columns-spanned="1" table:number-matrix-rows-spanned="3" table:formula="of:=[.E26:.E28]/[.E29]" office:value-type="float" office:value="0.640625" calcext:value-type="float">
            <text:p>0,640625</text:p>
          </table:table-cell>
          <table:table-cell table:number-matrix-columns-spanned="1" table:number-matrix-rows-spanned="3" table:formula="of:=[.F26:.F28]/[.F29]" office:value-type="float" office:value="0.640625" calcext:value-type="float">
            <text:p>0,640625</text:p>
          </table:table-cell>
          <table:table-cell table:number-matrix-columns-spanned="1" table:number-matrix-rows-spanned="3" table:formula="of:=[.G26:.G28]/[.G29]" office:value-type="float" office:value="0.6396484375" calcext:value-type="float">
            <text:p>0,6396484375</text:p>
          </table:table-cell>
          <table:table-cell table:number-matrix-columns-spanned="1" table:number-matrix-rows-spanned="3" table:formula="of:=[.H26:.H28]/[.H29]" office:value-type="float" office:value="0.64013671875" calcext:value-type="float">
            <text:p>0,64013671875</text:p>
          </table:table-cell>
          <table:table-cell table:number-matrix-columns-spanned="1" table:number-matrix-rows-spanned="3" table:formula="of:=[.I26:.I28]/[.I29]" office:value-type="float" office:value="0.63995361328125" calcext:value-type="float">
            <text:p>0,63995361328125</text:p>
          </table:table-cell>
          <table:table-cell table:number-matrix-columns-spanned="1" table:number-matrix-rows-spanned="3" table:formula="of:=[.J26:.J28]/[.J29]" office:value-type="float" office:value="0.6400146484375" calcext:value-type="float">
            <text:p>0,6400146484375</text:p>
          </table:table-cell>
          <table:table-cell table:number-matrix-columns-spanned="1" table:number-matrix-rows-spanned="3" table:formula="of:=[.K26:.K28]/[.K29]" office:value-type="float" office:value="0.639995574951172" calcext:value-type="float">
            <text:p>0,639995574951172</text:p>
          </table:table-cell>
          <table:table-cell table:number-matrix-columns-spanned="1" table:number-matrix-rows-spanned="3" table:formula="of:=[.L26:.L28]/[.L29]" office:value-type="float" office:value="0.64000129699707" calcext:value-type="float">
            <text:p>0,64000129699707</text:p>
          </table:table-cell>
        </table:table-row>
        <table:table-row table:style-name="ro2"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203125" calcext:value-type="float">
            <text:p>0,203125</text:p>
          </table:table-cell>
          <table:table-cell office:value-type="float" office:value="0.19921875" calcext:value-type="float">
            <text:p>0,19921875</text:p>
          </table:table-cell>
          <table:table-cell office:value-type="float" office:value="0.2001953125" calcext:value-type="float">
            <text:p>0,2001953125</text:p>
          </table:table-cell>
          <table:table-cell office:value-type="float" office:value="0.199951171875" calcext:value-type="float">
            <text:p>0,199951171875</text:p>
          </table:table-cell>
          <table:table-cell office:value-type="float" office:value="0.20001220703125" calcext:value-type="float">
            <text:p>0,20001220703125</text:p>
          </table:table-cell>
          <table:table-cell office:value-type="float" office:value="0.199996948242188" calcext:value-type="float">
            <text:p>0,199996948242188</text:p>
          </table:table-cell>
          <table:table-cell office:value-type="float" office:value="0.200000762939453" calcext:value-type="float">
            <text:p>0,200000762939453</text:p>
          </table:table-cell>
          <table:table-cell office:value-type="float" office:value="0.199999809265137" calcext:value-type="float">
            <text:p>0,199999809265137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15625" calcext:value-type="float">
            <text:p>0,15625</text:p>
          </table:table-cell>
          <table:table-cell office:value-type="float" office:value="0.16015625" calcext:value-type="float">
            <text:p>0,16015625</text:p>
          </table:table-cell>
          <table:table-cell office:value-type="float" office:value="0.16015625" calcext:value-type="float">
            <text:p>0,16015625</text:p>
          </table:table-cell>
          <table:table-cell office:value-type="float" office:value="0.159912109375" calcext:value-type="float">
            <text:p>0,159912109375</text:p>
          </table:table-cell>
          <table:table-cell office:value-type="float" office:value="0.1600341796875" calcext:value-type="float">
            <text:p>0,1600341796875</text:p>
          </table:table-cell>
          <table:table-cell office:value-type="float" office:value="0.159988403320313" calcext:value-type="float">
            <text:p>0,159988403320313</text:p>
          </table:table-cell>
          <table:table-cell office:value-type="float" office:value="0.160003662109375" calcext:value-type="float">
            <text:p>0,160003662109375</text:p>
          </table:table-cell>
          <table:table-cell office:value-type="float" office:value="0.159998893737793" calcext:value-type="float">
            <text:p>0,159998893737793</text:p>
          </table:table-cell>
        </table:table-row>
        <table:table-row table:style-name="ro2" table:number-rows-repeated="4">
          <table:table-cell table:number-columns-repeated="12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table:number-matrix-columns-spanned="1" table:number-matrix-rows-spanned="3" table:formula="of:=MMULT([.$C$10:.$E$12];[.B38:.B40])" office:value-type="float" office:value="5000" calcext:value-type="float">
            <text:p>5000</text:p>
          </table:table-cell>
          <table:table-cell table:number-matrix-columns-spanned="1" table:number-matrix-rows-spanned="3" table:formula="of:=MMULT([.$C$10:.$E$12];[.C38:.C40])" office:value-type="float" office:value="6875" calcext:value-type="float">
            <text:p>6875</text:p>
          </table:table-cell>
          <table:table-cell table:number-matrix-columns-spanned="1" table:number-matrix-rows-spanned="3" table:formula="of:=MMULT([.$C$10:.$E$12];[.D38:.D40])" office:value-type="float" office:value="6250" calcext:value-type="float">
            <text:p>6250</text:p>
          </table:table-cell>
          <table:table-cell table:number-matrix-columns-spanned="1" table:number-matrix-rows-spanned="3" table:formula="of:=MMULT([.$C$10:.$E$12];[.E38:.E40])" office:value-type="float" office:value="6445.3125" calcext:value-type="float">
            <text:p>6445,3125</text:p>
          </table:table-cell>
          <table:table-cell table:number-matrix-columns-spanned="1" table:number-matrix-rows-spanned="3" table:formula="of:=MMULT([.$C$10:.$E$12];[.F38:.F40])" office:value-type="float" office:value="6386.71875" calcext:value-type="float">
            <text:p>6386,71875</text:p>
          </table:table-cell>
          <table:table-cell table:number-matrix-columns-spanned="1" table:number-matrix-rows-spanned="3" table:formula="of:=MMULT([.$C$10:.$E$12];[.G38:.G40])" office:value-type="float" office:value="6403.80859375" calcext:value-type="float">
            <text:p>6403,80859375</text:p>
          </table:table-cell>
          <table:table-cell table:number-matrix-columns-spanned="1" table:number-matrix-rows-spanned="3" table:formula="of:=MMULT([.$C$10:.$E$12];[.H38:.H40])" office:value-type="float" office:value="6398.92578125" calcext:value-type="float">
            <text:p>6398,92578125</text:p>
          </table:table-cell>
          <table:table-cell table:number-matrix-columns-spanned="1" table:number-matrix-rows-spanned="3" table:formula="of:=MMULT([.$C$10:.$E$12];[.I38:.I40])" office:value-type="float" office:value="6400.29907226563" calcext:value-type="float">
            <text:p>6400,29907226563</text:p>
          </table:table-cell>
          <table:table-cell table:number-matrix-columns-spanned="1" table:number-matrix-rows-spanned="3" table:formula="of:=MMULT([.$C$10:.$E$12];[.J38:.J40])" office:value-type="float" office:value="6399.91760253906" calcext:value-type="float">
            <text:p>6399,91760253906</text:p>
          </table:table-cell>
          <table:table-cell table:number-matrix-columns-spanned="1" table:number-matrix-rows-spanned="3" table:formula="of:=MMULT([.$C$10:.$E$12];[.K38:.K40])" office:value-type="float" office:value="6400.02250671387" calcext:value-type="float">
            <text:p>6400,02250671387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875" calcext:value-type="float">
            <text:p>1875</text:p>
          </table:table-cell>
          <table:table-cell office:value-type="float" office:value="2031.25" calcext:value-type="float">
            <text:p>2031,25</text:p>
          </table:table-cell>
          <table:table-cell office:value-type="float" office:value="1992.1875" calcext:value-type="float">
            <text:p>1992,1875</text:p>
          </table:table-cell>
          <table:table-cell office:value-type="float" office:value="2001.953125" calcext:value-type="float">
            <text:p>2001,953125</text:p>
          </table:table-cell>
          <table:table-cell office:value-type="float" office:value="1999.51171875" calcext:value-type="float">
            <text:p>1999,51171875</text:p>
          </table:table-cell>
          <table:table-cell office:value-type="float" office:value="2000.1220703125" calcext:value-type="float">
            <text:p>2000,1220703125</text:p>
          </table:table-cell>
          <table:table-cell office:value-type="float" office:value="1999.96948242188" calcext:value-type="float">
            <text:p>1999,96948242188</text:p>
          </table:table-cell>
          <table:table-cell office:value-type="float" office:value="2000.00762939453" calcext:value-type="float">
            <text:p>2000,00762939453</text:p>
          </table:table-cell>
          <table:table-cell office:value-type="float" office:value="1999.99809265137" calcext:value-type="float">
            <text:p>1999,99809265137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250" calcext:value-type="float">
            <text:p>1250</text:p>
          </table:table-cell>
          <table:table-cell office:value-type="float" office:value="1718.75" calcext:value-type="float">
            <text:p>1718,75</text:p>
          </table:table-cell>
          <table:table-cell office:value-type="float" office:value="1562.5" calcext:value-type="float">
            <text:p>1562,5</text:p>
          </table:table-cell>
          <table:table-cell office:value-type="float" office:value="1611.328125" calcext:value-type="float">
            <text:p>1611,328125</text:p>
          </table:table-cell>
          <table:table-cell office:value-type="float" office:value="1596.6796875" calcext:value-type="float">
            <text:p>1596,6796875</text:p>
          </table:table-cell>
          <table:table-cell office:value-type="float" office:value="1600.9521484375" calcext:value-type="float">
            <text:p>1600,9521484375</text:p>
          </table:table-cell>
          <table:table-cell office:value-type="float" office:value="1599.7314453125" calcext:value-type="float">
            <text:p>1599,7314453125</text:p>
          </table:table-cell>
          <table:table-cell office:value-type="float" office:value="1600.07476806641" calcext:value-type="float">
            <text:p>1600,07476806641</text:p>
          </table:table-cell>
          <table:table-cell office:value-type="float" office:value="1599.97940063477" calcext:value-type="float">
            <text:p>1599,97940063477</text:p>
          </table:table-cell>
        </table:table-row>
        <table:table-row table:style-name="ro2">
          <table:table-cell/>
          <table:table-cell office:value-type="string" calcext:value-type="string">
            <text:p>Total:</text:p>
          </table:table-cell>
          <table:table-cell table:formula="of:=SUM([.C38:.C40])" office:value-type="float" office:value="10000" calcext:value-type="float">
            <text:p>10000</text:p>
          </table:table-cell>
          <table:table-cell table:formula="of:=SUM([.D38:.D40])" office:value-type="float" office:value="10000" calcext:value-type="float">
            <text:p>10000</text:p>
          </table:table-cell>
          <table:table-cell table:formula="of:=SUM([.E38:.E40])" office:value-type="float" office:value="10000" calcext:value-type="float">
            <text:p>10000</text:p>
          </table:table-cell>
          <table:table-cell table:formula="of:=SUM([.F38:.F40])" office:value-type="float" office:value="10000" calcext:value-type="float">
            <text:p>10000</text:p>
          </table:table-cell>
          <table:table-cell table:formula="of:=SUM([.G38:.G40])" office:value-type="float" office:value="10000" calcext:value-type="float">
            <text:p>10000</text:p>
          </table:table-cell>
          <table:table-cell table:formula="of:=SUM([.H38:.H40])" office:value-type="float" office:value="10000" calcext:value-type="float">
            <text:p>10000</text:p>
          </table:table-cell>
          <table:table-cell table:formula="of:=SUM([.I38:.I40])" office:value-type="float" office:value="10000" calcext:value-type="float">
            <text:p>10000</text:p>
          </table:table-cell>
          <table:table-cell table:formula="of:=SUM([.J38:.J40])" office:value-type="float" office:value="10000" calcext:value-type="float">
            <text:p>10000</text:p>
          </table:table-cell>
          <table:table-cell table:formula="of:=SUM([.K38:.K40])" office:value-type="float" office:value="10000" calcext:value-type="float">
            <text:p>10000</text:p>
          </table:table-cell>
          <table:table-cell table:formula="of:=SUM([.L38:.L40])" office:value-type="float" office:value="10000" calcext:value-type="float">
            <text:p>10000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Vector de distribuciones:</text:p>
          </table:table-cell>
          <table:table-cell table:number-matrix-columns-spanned="1" table:number-matrix-rows-spanned="3" table:formula="of:=[.C38:.C40]/[.C41]" office:value-type="float" office:value="0.5" calcext:value-type="float">
            <text:p>0,5</text:p>
          </table:table-cell>
          <table:table-cell table:number-matrix-columns-spanned="1" table:number-matrix-rows-spanned="3" table:formula="of:=[.D38:.D40]/[.D41]" office:value-type="float" office:value="0.6875" calcext:value-type="float">
            <text:p>0,6875</text:p>
          </table:table-cell>
          <table:table-cell table:number-matrix-columns-spanned="1" table:number-matrix-rows-spanned="3" table:formula="of:=[.E38:.E40]/[.E41]" office:value-type="float" office:value="0.625" calcext:value-type="float">
            <text:p>0,625</text:p>
          </table:table-cell>
          <table:table-cell table:number-matrix-columns-spanned="1" table:number-matrix-rows-spanned="3" table:formula="of:=[.F38:.F40]/[.F41]" office:value-type="float" office:value="0.64453125" calcext:value-type="float">
            <text:p>0,64453125</text:p>
          </table:table-cell>
          <table:table-cell table:number-matrix-columns-spanned="1" table:number-matrix-rows-spanned="3" table:formula="of:=[.G38:.G40]/[.G41]" office:value-type="float" office:value="0.638671875" calcext:value-type="float">
            <text:p>0,638671875</text:p>
          </table:table-cell>
          <table:table-cell table:number-matrix-columns-spanned="1" table:number-matrix-rows-spanned="3" table:formula="of:=[.H38:.H40]/[.H41]" office:value-type="float" office:value="0.640380859375" calcext:value-type="float">
            <text:p>0,640380859375</text:p>
          </table:table-cell>
          <table:table-cell table:number-matrix-columns-spanned="1" table:number-matrix-rows-spanned="3" table:formula="of:=[.I38:.I40]/[.I41]" office:value-type="float" office:value="0.639892578125" calcext:value-type="float">
            <text:p>0,639892578125</text:p>
          </table:table-cell>
          <table:table-cell table:number-matrix-columns-spanned="1" table:number-matrix-rows-spanned="3" table:formula="of:=[.J38:.J40]/[.J41]" office:value-type="float" office:value="0.640029907226563" calcext:value-type="float">
            <text:p>0,640029907226563</text:p>
          </table:table-cell>
          <table:table-cell table:number-matrix-columns-spanned="1" table:number-matrix-rows-spanned="3" table:formula="of:=[.K38:.K40]/[.K41]" office:value-type="float" office:value="0.639991760253906" calcext:value-type="float">
            <text:p>0,639991760253906</text:p>
          </table:table-cell>
          <table:table-cell table:number-matrix-columns-spanned="1" table:number-matrix-rows-spanned="3" table:formula="of:=[.L38:.L40]/[.L41]" office:value-type="float" office:value="0.640002250671387" calcext:value-type="float">
            <text:p>0,640002250671387</text:p>
          </table:table-cell>
        </table:table-row>
        <table:table-row table:style-name="ro2"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203125" calcext:value-type="float">
            <text:p>0,203125</text:p>
          </table:table-cell>
          <table:table-cell office:value-type="float" office:value="0.19921875" calcext:value-type="float">
            <text:p>0,19921875</text:p>
          </table:table-cell>
          <table:table-cell office:value-type="float" office:value="0.2001953125" calcext:value-type="float">
            <text:p>0,2001953125</text:p>
          </table:table-cell>
          <table:table-cell office:value-type="float" office:value="0.199951171875" calcext:value-type="float">
            <text:p>0,199951171875</text:p>
          </table:table-cell>
          <table:table-cell office:value-type="float" office:value="0.20001220703125" calcext:value-type="float">
            <text:p>0,20001220703125</text:p>
          </table:table-cell>
          <table:table-cell office:value-type="float" office:value="0.199996948242188" calcext:value-type="float">
            <text:p>0,199996948242188</text:p>
          </table:table-cell>
          <table:table-cell office:value-type="float" office:value="0.200000762939453" calcext:value-type="float">
            <text:p>0,200000762939453</text:p>
          </table:table-cell>
          <table:table-cell office:value-type="float" office:value="0.199999809265137" calcext:value-type="float">
            <text:p>0,199999809265137</text:p>
          </table:table-cell>
        </table:table-row>
        <table:table-row table:style-name="ro2"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15625" calcext:value-type="float">
            <text:p>0,15625</text:p>
          </table:table-cell>
          <table:table-cell office:value-type="float" office:value="0.1611328125" calcext:value-type="float">
            <text:p>0,1611328125</text:p>
          </table:table-cell>
          <table:table-cell office:value-type="float" office:value="0.15966796875" calcext:value-type="float">
            <text:p>0,15966796875</text:p>
          </table:table-cell>
          <table:table-cell office:value-type="float" office:value="0.16009521484375" calcext:value-type="float">
            <text:p>0,16009521484375</text:p>
          </table:table-cell>
          <table:table-cell office:value-type="float" office:value="0.15997314453125" calcext:value-type="float">
            <text:p>0,15997314453125</text:p>
          </table:table-cell>
          <table:table-cell office:value-type="float" office:value="0.160007476806641" calcext:value-type="float">
            <text:p>0,160007476806641</text:p>
          </table:table-cell>
          <table:table-cell office:value-type="float" office:value="0.159997940063477" calcext:value-type="float">
            <text:p>0,159997940063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4:17:31.198630043</meta:creation-date>
    <dc:date>2023-05-22T15:14:20.436499584</dc:date>
    <meta:editing-duration>PT17M59S</meta:editing-duration>
    <meta:editing-cycles>3</meta:editing-cycles>
    <meta:generator>LibreOffice/7.3.7.2$Linux_X86_64 LibreOffice_project/30$Build-2</meta:generator>
    <meta:document-statistic meta:table-count="1" meta:cell-count="176" meta:object-count="0"/>
  </office:meta>
</office:document-meta>
</file>